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m_neg_edge</text:p>
          </table:table-cell>
          <table:table-cell office:value-type="string" calcext:value-type="string">
            <text:p>cpu_bellman(s)</text:p>
          </table:table-cell>
          <table:table-cell office:value-type="string" calcext:value-type="string">
            <text:p>cpu_hybrid(s)</text:p>
          </table:table-cell>
          <table:table-cell office:value-type="string" calcext:value-type="string">
            <text:p>gpu_bellman(s)</text:p>
          </table:table-cell>
          <table:table-cell office:value-type="string" calcext:value-type="string">
            <text:p>gpu_hybrid(s)</text:p>
          </table:table-cell>
          <table:table-cell office:value-type="string" calcext:value-type="string">
            <text:p>nvgraph_bellman(s)</text:p>
          </table:table-cell>
          <table:table-cell office:value-type="string" calcext:value-type="string">
            <text:p>neg_cycle_exist</text:p>
          </table:table-cell>
        </table:table-row>
        <table:table-row table:style-name="ro1">
          <table:table-cell office:value-type="string" calcext:value-type="string">
            <text:p>soc-sign-Slashdot081106.mtx</text:p>
          </table:table-cell>
          <table:table-cell office:value-type="float" office:value="77357" calcext:value-type="float">
            <text:p>77357</text:p>
          </table:table-cell>
          <table:table-cell office:value-type="float" office:value="516575" calcext:value-type="float">
            <text:p>516575</text:p>
          </table:table-cell>
          <table:table-cell office:value-type="float" office:value="120197" calcext:value-type="float">
            <text:p>120197</text:p>
          </table:table-cell>
          <table:table-cell office:value-type="float" office:value="418.279" calcext:value-type="float">
            <text:p>418.279</text:p>
          </table:table-cell>
          <table:table-cell office:value-type="string" calcext:value-type="string">
            <text:p>killed</text:p>
          </table:table-cell>
          <table:table-cell office:value-type="float" office:value="107.974" calcext:value-type="float">
            <text:p>107.974</text:p>
          </table:table-cell>
          <table:table-cell/>
          <table:table-cell office:value-type="float" office:value="8.539" calcext:value-type="float">
            <text:p>8.5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otc</text:p>
          </table:table-cell>
          <table:table-cell office:value-type="float" office:value="5881" calcext:value-type="float">
            <text:p>5881</text:p>
          </table:table-cell>
          <table:table-cell office:value-type="float" office:value="35592" calcext:value-type="float">
            <text:p>35592</text:p>
          </table:table-cell>
          <table:table-cell office:value-type="float" office:value="3563" calcext:value-type="float">
            <text:p>3563</text:p>
          </table:table-cell>
          <table:table-cell office:value-type="float" office:value="2.416" calcext:value-type="float">
            <text:p>2.416</text:p>
          </table:table-cell>
          <table:table-cell office:value-type="float" office:value="14.732" calcext:value-type="float">
            <text:p>14.732</text:p>
          </table:table-cell>
          <table:table-cell office:value-type="float" office:value="2.654" calcext:value-type="float">
            <text:p>2.654</text:p>
          </table:table-cell>
          <table:table-cell office:value-type="float" office:value="1.728" calcext:value-type="float">
            <text:p>1.728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alpha</text:p>
          </table:table-cell>
          <table:table-cell office:value-type="float" office:value="3783" calcext:value-type="float">
            <text:p>3783</text:p>
          </table:table-cell>
          <table:table-cell office:value-type="float" office:value="24186" calcext:value-type="float">
            <text:p>24186</text:p>
          </table:table-cell>
          <table:table-cell office:value-type="float" office:value="1536" calcext:value-type="float">
            <text:p>1536</text:p>
          </table:table-cell>
          <table:table-cell office:value-type="float" office:value="0.887" calcext:value-type="float">
            <text:p>0.887</text:p>
          </table:table-cell>
          <table:table-cell office:value-type="float" office:value="3.553" calcext:value-type="float">
            <text:p>3.553</text:p>
          </table:table-cell>
          <table:table-cell office:value-type="float" office:value="1.02" calcext:value-type="float">
            <text:p>1.02</text:p>
          </table:table-cell>
          <table:table-cell office:value-type="float" office:value="0.557" calcext:value-type="float">
            <text:p>0.557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epinions</text:p>
          </table:table-cell>
          <table:table-cell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float" office:value="123670" calcext:value-type="float">
            <text:p>123670</text:p>
          </table:table-cell>
          <table:table-cell office:value-type="float" office:value="1264.192" calcext:value-type="float">
            <text:p>1264.192</text:p>
          </table:table-cell>
          <table:table-cell office:value-type="string" calcext:value-type="string">
            <text:p>killed</text:p>
          </table:table-cell>
          <table:table-cell office:value-type="float" office:value="491.971" calcext:value-type="float">
            <text:p>491.971</text:p>
          </table:table-cell>
          <table:table-cell office:value-type="float" office:value="818.564" calcext:value-type="float">
            <text:p>818.564</text:p>
          </table:table-cell>
          <table:table-cell office:value-type="float" office:value="11.037" calcext:value-type="float">
            <text:p>11.0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aph_12_16-1-100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598" calcext:value-type="float">
            <text:p>5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5" calcext:value-type="float">
            <text:p>1.975</text:p>
          </table:table-cell>
          <table:table-cell office:value-type="float" office:value="2.692" calcext:value-type="float">
            <text:p>2.692</text:p>
          </table:table-cell>
          <table:table-cell office:value-type="float" office:value="0.3899" calcext:value-type="float">
            <text:p>0.3899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3_16_mix-1-100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1" calcext:value-type="float">
            <text:p>1251</text:p>
          </table:table-cell>
          <table:table-cell office:value-type="float" office:value="5.728" calcext:value-type="float">
            <text:p>5.728</text:p>
          </table:table-cell>
          <table:table-cell office:value-type="float" office:value="9.614" calcext:value-type="float">
            <text:p>9.614</text:p>
          </table:table-cell>
          <table:table-cell office:value-type="float" office:value="6.706" calcext:value-type="float">
            <text:p>6.706</text:p>
          </table:table-cell>
          <table:table-cell office:value-type="float" office:value="1.4187" calcext:value-type="float">
            <text:p>1.4187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4_16_mix-1-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" calcext:value-type="float">
            <text:p>2574</text:p>
          </table:table-cell>
          <table:table-cell office:value-type="float" office:value="24.852" calcext:value-type="float">
            <text:p>24.852</text:p>
          </table:table-cell>
          <table:table-cell office:value-type="float" office:value="46.42" calcext:value-type="float">
            <text:p>46.42</text:p>
          </table:table-cell>
          <table:table-cell office:value-type="float" office:value="24.313" calcext:value-type="float">
            <text:p>24.313</text:p>
          </table:table-cell>
          <table:table-cell office:value-type="float" office:value="4.8846" calcext:value-type="float">
            <text:p>4.8846</text:p>
          </table:table-cell>
          <table:table-cell office:value-type="float" office:value="3.336" calcext:value-type="float">
            <text:p>3.3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5_16_mix-1-100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8" calcext:value-type="float">
            <text:p>5168</text:p>
          </table:table-cell>
          <table:table-cell office:value-type="float" office:value="102.263" calcext:value-type="float">
            <text:p>102.263</text:p>
          </table:table-cell>
          <table:table-cell office:value-type="float" office:value="220.136" calcext:value-type="float">
            <text:p>220.136</text:p>
          </table:table-cell>
          <table:table-cell office:value-type="float" office:value="78.865" calcext:value-type="float">
            <text:p>78.865</text:p>
          </table:table-cell>
          <table:table-cell office:value-type="float" office:value="22.2584" calcext:value-type="float">
            <text:p>22.2584</text:p>
          </table:table-cell>
          <table:table-cell office:value-type="float" office:value="7.337" calcext:value-type="float">
            <text:p>7.3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6_16_mix-1-100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157" calcext:value-type="float">
            <text:p>1015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110.436" calcext:value-type="float">
            <text:p>110.436</text:p>
          </table:table-cell>
          <table:table-cell office:value-type="float" office:value="9.214" calcext:value-type="float">
            <text:p>9.21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7_16_mix-1-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1029.181" calcext:value-type="float">
            <text:p>1029.181</text:p>
          </table:table-cell>
          <table:table-cell office:value-type="float" office:value="437.356" calcext:value-type="float">
            <text:p>437.356</text:p>
          </table:table-cell>
          <table:table-cell office:value-type="float" office:value="13.672" calcext:value-type="float">
            <text:p>13.672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2:27:23.201202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5:17:06.853578893</meta:creation-date>
    <meta:editing-duration>PT3M18S</meta:editing-duration>
    <meta:editing-cycles>3</meta:editing-cycles>
    <meta:generator>LibreOffice/6.4.6.2$Linux_X86_64 LibreOffice_project/40$Build-2</meta:generator>
    <dc:date>2021-01-08T15:21:05.442235402</dc:date>
    <meta:document-statistic meta:table-count="1" meta:cell-count="109" meta:object-count="0"/>
  </office:meta>
</office:document-meta>
</file>